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D000001EBE72D731B.png" manifest:media-type="image/png"/>
  <manifest:file-entry manifest:full-path="Pictures/1000020100000440000000D04AE94FE2.png" manifest:media-type="image/png"/>
  <manifest:file-entry manifest:full-path="Pictures/100002010000033E000001933DBB6BBA.png" manifest:media-type="image/png"/>
  <manifest:file-entry manifest:full-path="Pictures/10000201000004440000009B0A314E30.png" manifest:media-type="image/png"/>
  <manifest:file-entry manifest:full-path="Pictures/1000020100000454000000A6FFA8F0CF.png" manifest:media-type="image/png"/>
  <manifest:file-entry manifest:full-path="Pictures/1000020100000295000000F8CA39FB9F.png" manifest:media-type="image/png"/>
  <manifest:file-entry manifest:full-path="Pictures/100002010000045F000000EB39305CA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m1" text:anchor-type="paragraph" svg:width="17cm" svg:height="3.568cm" draw:z-index="0"><draw:image xlink:href="Pictures/100002010000045F000000EB39305CAE.png" xlink:type="simple" xlink:show="embed" xlink:actuate="onLoad"/></draw:frame></text:p>
      <text:p text:style-name="Standard"><draw:frame draw:style-name="fr1" draw:name="Imagem2" text:anchor-type="paragraph" svg:width="17cm" svg:height="6.376cm" draw:z-index="1"><draw:image xlink:href="Pictures/1000020100000295000000F8CA39FB9F.png" xlink:type="simple" xlink:show="embed" xlink:actuate="onLoad"/></draw:frame></text:p>
      <text:p text:style-name="Standard"><draw:frame draw:style-name="fr1" draw:name="Imagem3" text:anchor-type="paragraph" svg:width="17cm" svg:height="2.411cm" draw:z-index="2"><draw:image xlink:href="Pictures/10000201000004440000009B0A314E30.png" xlink:type="simple" xlink:show="embed" xlink:actuate="onLoad"/></draw:frame></text:p>
      <text:p text:style-name="Standard"><draw:frame draw:style-name="fr1" draw:name="Imagem4" text:anchor-type="paragraph" svg:width="17cm" svg:height="8.255cm" draw:z-index="3"><draw:image xlink:href="Pictures/100002010000033E000001933DBB6BB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m5" text:anchor-type="paragraph" svg:width="17cm" svg:height="3.249cm" draw:z-index="4"><draw:image xlink:href="Pictures/1000020100000440000000D04AE94FE2.png" xlink:type="simple" xlink:show="embed" xlink:actuate="onLoad"/></draw:frame><text:soft-page-break/></text:p>
      <text:p text:style-name="Standard"/>
      <text:p text:style-name="Standard"><draw:frame draw:style-name="fr1" draw:name="Imagem6" text:anchor-type="paragraph" svg:width="17cm" svg:height="2.545cm" draw:z-index="5"><draw:image xlink:href="Pictures/1000020100000454000000A6FFA8F0CF.png" xlink:type="simple" xlink:show="embed" xlink:actuate="onLoad"/></draw:frame><draw:frame draw:style-name="fr1" draw:name="Imagem7" text:anchor-type="paragraph" svg:width="17cm" svg:height="8.438cm" draw:z-index="6"><draw:image xlink:href="Pictures/10000201000003DD000001EBE72D731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4:09:24.698000000</meta:creation-date>
    <dc:date>2018-04-03T14:11:24.487000000</dc:date>
    <meta:editing-duration>P0D</meta:editing-duration>
    <meta:editing-cycles>1</meta:editing-cycles>
    <meta:document-statistic meta:table-count="0" meta:image-count="7" meta:object-count="0" meta:page-count="2" meta:paragraph-count="0" meta:word-count="0" meta:character-count="0" meta:non-whitespace-character-count="0"/>
    <meta:generator>LibreOffice/4.2.5.2$Windows_x86 LibreOffice_project/6ff819b65674ae6c83f3cbab9e4a4c2b292a7a94</meta:generator>
  </office:meta>
</office:document-meta>
</file>